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2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1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1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1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1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1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1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1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1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1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1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0576" calcext:value-type="float">
            <text:p>73.9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9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9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9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9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9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7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7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5097013701</text:p>
          </table:table-cell>
          <table:table-cell office:value-type="string" calcext:value-type="string">
            <text:p>15N <text:s/>3E36ACAA1</text:p>
          </table:table-cell>
          <table:table-cell office:value-type="string" calcext:value-type="string">
            <text:p>197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